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40pt" officeooo:rsid="0000a89f" officeooo:paragraph-rsid="0000a89f" style:font-size-asian="40pt" style:font-size-complex="40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officeooo:rsid="0000a89f" officeooo:paragraph-rsid="0000a89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weight="bold" officeooo:rsid="0005a4fc" officeooo:paragraph-rsid="0005a4f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63426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5pt" fo:font-weight="normal" officeooo:rsid="0005adc6" officeooo:paragraph-rsid="0005adc6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5pt" fo:font-weight="normal" officeooo:rsid="0005adc6" officeooo:paragraph-rsid="0005adc6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5pt" fo:font-weight="bold" officeooo:rsid="0005adc6" officeooo:paragraph-rsid="0005adc6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5pt" fo:font-weight="normal" officeooo:rsid="0005adc6" officeooo:paragraph-rsid="0005adc6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63426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officeooo:rsid="0000a89f" officeooo:paragraph-rsid="0000a89f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officeooo:rsid="0007e543" officeooo:paragraph-rsid="00098f24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2pt" officeooo:rsid="0007e543" officeooo:paragraph-rsid="000a71e5" style:font-size-asian="10.5pt" style:font-size-complex="12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Calibri" fo:font-size="12pt" officeooo:rsid="0007e543" officeooo:paragraph-rsid="00098f24" style:font-size-asian="10.5pt" style:font-size-complex="12pt"/>
    </style:style>
    <style:style style:name="P1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2pt" officeooo:rsid="0007e543" officeooo:paragraph-rsid="0007e543" style:font-size-asian="10.5pt" style:font-size-complex="12pt"/>
    </style:style>
    <style:style style:name="P15" style:family="paragraph" style:parent-style-name="Text_20_body">
      <style:paragraph-properties fo:text-align="start" style:justify-single-word="false"/>
      <style:text-properties officeooo:paragraph-rsid="00063426"/>
    </style:style>
    <style:style style:name="P16" style:family="paragraph" style:parent-style-name="Text_20_body">
      <style:paragraph-properties fo:text-align="start" style:justify-single-word="false"/>
      <style:text-properties style:font-name="Calibri" fo:font-size="12pt" officeooo:rsid="0007e543" officeooo:paragraph-rsid="00098f24" style:font-size-asian="10.5pt" style:font-size-complex="12pt"/>
    </style:style>
    <style:style style:name="P17" style:family="paragraph" style:parent-style-name="Text_20_body">
      <style:paragraph-properties fo:text-align="center" style:justify-single-word="false"/>
      <style:text-properties style:font-name="Calibri" fo:font-size="12pt" officeooo:rsid="0007e543" officeooo:paragraph-rsid="00098f24" style:font-size-asian="10.5pt" style:font-size-complex="12pt"/>
    </style:style>
    <style:style style:name="P18" style:family="paragraph" style:parent-style-name="Text_20_body">
      <style:paragraph-properties fo:text-align="center" style:justify-single-word="false"/>
      <style:text-properties style:font-name="Calibri" fo:font-size="12pt" officeooo:rsid="0007e543" officeooo:paragraph-rsid="000a71e5" style:font-size-asian="10.5pt" style:font-size-complex="12pt"/>
    </style:style>
    <style:style style:name="P19" style:family="paragraph" style:parent-style-name="Text_20_body">
      <style:paragraph-properties fo:text-align="center" style:justify-single-word="false"/>
      <style:text-properties officeooo:paragraph-rsid="000b9cb8"/>
    </style:style>
    <style:style style:name="P20" style:family="paragraph" style:parent-style-name="Text_20_body">
      <style:paragraph-properties fo:text-align="center" style:justify-single-word="false"/>
      <style:text-properties officeooo:paragraph-rsid="000d12ad"/>
    </style:style>
    <style:style style:name="P21" style:family="paragraph" style:parent-style-name="Text_20_body">
      <style:paragraph-properties fo:text-align="center" style:justify-single-word="false"/>
      <style:text-properties officeooo:paragraph-rsid="000eabd9"/>
    </style:style>
    <style:style style:name="P22" style:family="paragraph" style:parent-style-name="Text_20_body">
      <style:paragraph-properties fo:text-align="center" style:justify-single-word="false"/>
      <style:text-properties officeooo:paragraph-rsid="00101daa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Calibri" fo:font-size="12pt" officeooo:rsid="0007e543" officeooo:paragraph-rsid="001095e5" style:font-size-asian="10.5pt" style:font-size-complex="12pt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Calibri" fo:font-size="12pt" officeooo:rsid="0007e543" officeooo:paragraph-rsid="0007e543" style:font-size-asian="10.5pt" style:font-size-complex="12pt"/>
    </style:style>
    <style:style style:name="P25" style:family="paragraph" style:parent-style-name="Text_20_body">
      <style:paragraph-properties fo:text-align="center" style:justify-single-word="false" fo:break-before="page"/>
      <style:text-properties officeooo:paragraph-rsid="00101daa"/>
    </style:style>
    <style:style style:name="P26" style:family="paragraph" style:parent-style-name="Text_20_body">
      <style:paragraph-properties fo:text-align="center" style:justify-single-word="false" fo:break-before="page"/>
      <style:text-properties style:font-name="Calibri" fo:font-size="12pt" officeooo:rsid="0007e543" officeooo:paragraph-rsid="000a71e5" style:font-size-asian="10.5pt" style:font-size-complex="12pt"/>
    </style:style>
    <style:style style:name="T1" style:family="text">
      <style:text-properties officeooo:rsid="0000a89f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font-name="DejaVu Sans" fo:font-size="12pt" fo:font-weight="bold" officeooo:rsid="00063426" style:font-size-asian="10.5pt" style:font-weight-asian="bold" style:font-size-complex="12pt" style:font-weight-complex="bold"/>
    </style:style>
    <style:style style:name="T5" style:family="text">
      <style:text-properties style:font-name="DejaVu Sans" fo:font-weight="normal" style:font-weight-asian="normal" style:font-weight-complex="normal"/>
    </style:style>
    <style:style style:name="T6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7" style:family="text">
      <style:text-properties style:font-name="DejaVu Sans" fo:font-size="15pt" fo:font-weight="normal" officeooo:rsid="00063426" style:font-size-asian="15pt" style:font-weight-asian="normal" style:font-size-complex="15pt" style:font-weight-complex="normal"/>
    </style:style>
    <style:style style:name="T8" style:family="text">
      <style:text-properties style:font-name="DejaVu Sans" fo:font-size="15pt" fo:font-weight="normal" officeooo:rsid="00067029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b9cb8" style:font-weight-asian="normal" style:font-weight-complex="normal"/>
    </style:style>
    <style:style style:name="T11" style:family="text">
      <style:text-properties fo:font-weight="normal" officeooo:rsid="001095e5" style:font-weight-asian="normal" style:font-weight-complex="normal"/>
    </style:style>
    <style:style style:name="T12" style:family="text">
      <style:text-properties fo:font-size="40pt" fo:font-weight="normal" style:font-size-asian="40pt" style:font-weight-asian="normal" style:font-size-complex="40pt" style:font-weight-complex="normal"/>
    </style:style>
    <style:style style:name="T13" style:family="text">
      <style:text-properties style:font-name="DejaVu Sans"/>
    </style:style>
    <style:style style:name="T14" style:family="text">
      <style:text-properties style:font-name="DejaVu Sans" fo:font-weight="normal" officeooo:rsid="00098f24" style:font-weight-asian="normal" style:font-weight-complex="normal"/>
    </style:style>
    <style:style style:name="T15" style:family="text">
      <style:text-properties style:font-name="DejaVu Sans" fo:font-weight="normal" officeooo:rsid="000a71e5" style:font-weight-asian="normal" style:font-weight-complex="normal"/>
    </style:style>
    <style:style style:name="T16" style:family="text">
      <style:text-properties style:font-name="DejaVu Sans" fo:font-weight="bold" officeooo:rsid="00098f24" style:font-weight-asian="bold" style:font-weight-complex="bold"/>
    </style:style>
    <style:style style:name="T17" style:family="text">
      <style:text-properties style:font-name="DejaVu Sans" fo:font-weight="bold" officeooo:rsid="000a71e5" style:font-weight-asian="bold" style:font-weight-complex="bold"/>
    </style:style>
    <style:style style:name="T18" style:family="text">
      <style:text-properties style:font-name="DejaVu Sans" officeooo:rsid="000a71e5"/>
    </style:style>
    <style:style style:name="T19" style:family="text">
      <style:text-properties style:font-name="DejaVu Sans" fo:font-size="36pt" fo:font-weight="normal" officeooo:rsid="000a71e5" style:font-size-asian="36pt" style:font-weight-asian="normal" style:font-size-complex="36pt" style:font-weight-complex="normal"/>
    </style:style>
    <style:style style:name="T20" style:family="text">
      <style:text-properties officeooo:rsid="000b9cb8"/>
    </style:style>
    <style:style style:name="T21" style:family="text">
      <style:text-properties fo:font-variant="normal" fo:text-transform="none" fo:color="#040c28" style:font-name="DejaVu Sans" fo:font-size="12pt" fo:letter-spacing="normal" fo:font-style="normal" fo:font-weight="normal" officeooo:rsid="000b9cb8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40c28" style:font-name="DejaVu Sans" fo:font-size="12pt" fo:letter-spacing="normal" fo:font-style="normal" fo:font-weight="normal" officeooo:rsid="000d12ad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40c28" style:font-name="DejaVu Sans" fo:font-size="12pt" fo:letter-spacing="normal" fo:font-style="normal" fo:font-weight="normal" officeooo:rsid="000eabd9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40c28" style:font-name="DejaVu Sans" fo:font-size="12pt" fo:letter-spacing="normal" fo:font-style="normal" fo:font-weight="normal" officeooo:rsid="000fd7aa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40c28" style:font-name="DejaVu Sans" fo:font-size="12pt" fo:letter-spacing="normal" fo:font-style="normal" fo:font-weight="normal" officeooo:rsid="00101daa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40c28" style:font-name="DejaVu Sans" fo:font-size="12pt" fo:letter-spacing="normal" fo:font-style="normal" officeooo:rsid="00101daa" style:font-size-asian="12pt" style:font-size-complex="12pt"/>
    </style:style>
    <style:style style:name="T27" style:family="text">
      <style:text-properties fo:font-variant="normal" fo:text-transform="none" fo:color="#040c28" style:font-name="DejaVu Sans" fo:font-size="12pt" fo:letter-spacing="normal" fo:font-style="normal" fo:font-weight="bold" officeooo:rsid="000b9cb8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40c28" style:font-name="DejaVu Sans" fo:font-size="12pt" fo:letter-spacing="normal" fo:font-style="normal" fo:font-weight="bold" officeooo:rsid="000eabd9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40c28" style:font-name="DejaVu Sans" fo:font-size="12pt" fo:letter-spacing="normal" fo:font-style="normal" fo:font-weight="bold" officeooo:rsid="000fd7aa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40c28" style:font-name="DejaVu Sans" fo:letter-spacing="normal" fo:font-style="normal" officeooo:rsid="00101daa"/>
    </style:style>
    <style:style style:name="T31" style:family="text">
      <style:text-properties fo:font-variant="normal" fo:text-transform="none" fo:color="#040c28" style:font-name="DejaVu Sans" fo:font-size="40pt" fo:letter-spacing="normal" fo:font-style="normal" officeooo:rsid="00101daa" style:font-size-asian="40pt" style:font-size-complex="40pt"/>
    </style:style>
    <style:style style:name="T32" style:family="text">
      <style:text-properties fo:font-variant="normal" fo:text-transform="none" fo:color="#040c28" style:font-name="DejaVu Sans" fo:font-size="36pt" fo:letter-spacing="normal" fo:font-style="normal" officeooo:rsid="00101daa" style:font-size-asian="36pt" style:font-size-complex="36pt"/>
    </style:style>
    <style:style style:name="T33" style:family="text">
      <style:text-properties fo:font-variant="normal" fo:text-transform="none" fo:color="#040c28" style:font-name="DejaVu Sans" fo:font-size="32pt" fo:letter-spacing="normal" fo:font-style="normal" officeooo:rsid="00101daa" style:font-size-asian="32pt" style:font-size-complex="32pt"/>
    </style:style>
    <style:style style:name="T34" style:family="text">
      <style:text-properties fo:font-variant="normal" fo:text-transform="none" fo:color="#040c28" style:font-name="DejaVu Sans" fo:font-size="32pt" fo:letter-spacing="normal" fo:font-style="normal" fo:font-weight="normal" officeooo:rsid="00101daa" style:font-size-asian="32pt" style:font-weight-asian="normal" style:font-size-complex="3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MAIRE</text:p>
      <text:p text:style-name="P2"/>
      <text:p text:style-name="P2">Introduction……………………………………………………………………………………………………...<text:span text:style-name="T20">P</text:span>.2</text:p>
      <text:p text:style-name="P14">Analyse des besoins…………………………………………………………………………………………..<text:span text:style-name="T20">P</text:span>.3</text:p>
      <text:p text:style-name="P24"><text:span text:style-name="Strong_20_Emphasis"><text:span text:style-name="T9">Développement Front-End………………………………………………………………………………...</text:span></text:span><text:span text:style-name="Strong_20_Emphasis"><text:span text:style-name="T10">P.5</text:span></text:span></text:p>
      <text:p text:style-name="P23"><text:span text:style-name="Strong_20_Emphasis"><text:span text:style-name="T11">Developpement Back-End………………………………………………………………………………….P.6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">INTRODUCTION</text:p>
      <text:p text:style-name="P2"/>
      <text:p text:style-name="P3">Présentation du projet</text:p>
      <text:p text:style-name="P3"/>
      <text:p text:style-name="P3"/>
      <text:p text:style-name="P7">BiblioNest</text:p>
      <text:p text:style-name="P5">Cette bibliothèque en ligne est une solution innovante pour gérer efficacement une collection de livres, améliorer les habitudes de lecture et garder une trace des livres lus et à lire. Elle combine facilité d'utilisation et fonctionnalités pratiques pour offrir une expérience utilisateur optimale.</text:p>
      <text:p text:style-name="P5"/>
      <text:p text:style-name="P5"/>
      <text:p text:style-name="P6"><text:span text:style-name="Strong_20_Emphasis"><text:span text:style-name="T2">Objectif</text:span></text:span><text:span text:style-name="Strong_20_Emphasis"> </text:span><text:span text:style-name="Strong_20_Emphasis"><text:span text:style-name="T2">:</text:span></text:span> Créer une bibliothèque en ligne dédiée à la gestion des livres, où les utilisateurs peuvent ajouter, supprimer, marquer les livres comme lus, et gérer leurs lectures. </text:p>
      <text:p text:style-name="P6"/>
      <text:p text:style-name="P6"/>
      <text:p text:style-name="P6"/>
      <text:p text:style-name="P4"><text:span text:style-name="T4">Public cible : </text:span><text:span text:style-name="Strong_20_Emphasis"><text:span text:style-name="T6">Adeptes de </text:span></text:span><text:span text:style-name="Strong_20_Emphasis"><text:span text:style-name="T8">l</text:span></text:span><text:span text:style-name="Strong_20_Emphasis"><text:span text:style-name="T6">ecture : </text:span></text:span><text:span text:style-name="Strong_20_Emphasis"><text:span text:style-name="T7">p</text:span></text:span><text:span text:style-name="Strong_20_Emphasis"><text:span text:style-name="T6">ersonnes qui lisent régulièrement et souhaitent gérer leur collection de livres de manière organisée.</text:span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15"><text:span text:style-name="Strong_20_Emphasis"><text:span text:style-name="T6">Étudiants et </text:span></text:span><text:span text:style-name="Strong_20_Emphasis"><text:span text:style-name="T8">c</text:span></text:span><text:span text:style-name="Strong_20_Emphasis"><text:span text:style-name="T6">hercheurs : </text:span></text:span><text:span text:style-name="Strong_20_Emphasis"><text:span text:style-name="T8">u</text:span></text:span><text:span text:style-name="Strong_20_Emphasis"><text:span text:style-name="T6">tilisation pour organiser les lectures académiques et les recherches.</text:span></text:span></text:p>
      <text:p text:style-name="P15"><text:span text:style-name="Strong_20_Emphasis"><text:span text:style-name="T6"/></text:span></text:p>
      <text:p text:style-name="P15"><text:span text:style-name="Strong_20_Emphasis"><text:span text:style-name="T6">Bibliothécaires Amateurs : Individus passionnés par la gestion de bibliothèques personnelles.</text:span></text:span></text:p>
      <text:p text:style-name="P13"><text:span text:style-name="Strong_20_Emphasis"><text:span text:style-name="T12">Analyse des besoins</text:span></text:span></text:p>
      <text:p text:style-name="P11"><text:span text:style-name="Strong_20_Emphasis"><text:span text:style-name="T3"/></text:span></text:p>
      <text:p text:style-name="P16"><text:span text:style-name="Strong_20_Emphasis"><text:span text:style-name="T13">Recueil des Exigences</text:span></text:span></text:p>
      <text:p text:style-name="P16"><text:span text:style-name="Strong_20_Emphasis"><text:span text:style-name="T13"/></text:span></text:p>
      <text:p text:style-name="P17"><text:span text:style-name="Strong_20_Emphasis"><text:span text:style-name="T13">Fonctionnalités Principales</text:span></text:span></text:p>
      <text:p text:style-name="P17"><text:span text:style-name="Strong_20_Emphasis"><text:span text:style-name="T14">Ajout de livres, suppression de livres, possibilité de modifier son profil ou même de supprimer son compte, </text:span></text:span><text:span text:style-name="Strong_20_Emphasis"><text:span text:style-name="T15">ajout</text:span></text:span><text:span text:style-name="Strong_20_Emphasis"><text:span text:style-name="T14"> </text:span></text:span><text:span text:style-name="Strong_20_Emphasis"><text:span text:style-name="T15">d’</text:span></text:span><text:span text:style-name="Strong_20_Emphasis"><text:span text:style-name="T14">un livre dans un </text:span></text:span><text:span text:style-name="Strong_20_Emphasis"><text:span text:style-name="T15">statut</text:span></text:span><text:span text:style-name="Strong_20_Emphasis"><text:span text:style-name="T14"> tel que a lire ou lu pour l’utilisateur.</text:span></text:span></text:p>
      <text:p text:style-name="P17"><text:span text:style-name="Strong_20_Emphasis"><text:span text:style-name="T14"/></text:span></text:p>
      <text:p text:style-name="P17"><text:span text:style-name="Strong_20_Emphasis"><text:span text:style-name="T16">Analyse des Fonctionnalités Requises</text:span></text:span><text:span text:style-name="Strong_20_Emphasis"><text:span text:style-name="T14"> </text:span></text:span></text:p>
      <text:p text:style-name="P17"><text:span text:style-name="Strong_20_Emphasis"><text:span text:style-name="T14">Dans le menu mes livres, l’utilisateur a la possibilité d’ajouter des livres ou bien de les supprimer.</text:span></text:span></text:p>
      <text:p text:style-name="P18"><text:span text:style-name="Strong_20_Emphasis"><text:span text:style-name="T15">Possibilité de modifier son profil, tel que le nom d’utilisateur, l’email, ou bien le mot de passe, mais aussi de supprimer définitivement le compte, cet actes sera donc irréversible.</text:span></text:span></text:p>
      <text:p text:style-name="P18"><text:span text:style-name="Strong_20_Emphasis"><text:span text:style-name="T15"/></text:span></text:p>
      <text:p text:style-name="P18"><text:span text:style-name="Strong_20_Emphasis"><text:span text:style-name="T18">Définition des Cas d'Utilisation</text:span></text:span></text:p>
      <text:p text:style-name="P12"><text:span text:style-name="Strong_20_Emphasis"><text:span text:style-name="T15">Cas d'Utilisation 1 : Ajout de Livre</text:span></text:span></text:p>
      <text:p text:style-name="P12"><text:span text:style-name="Strong_20_Emphasis"><text:span text:style-name="T15"/></text:span></text:p>
      <text:p text:style-name="P12"><text:span text:style-name="Strong_20_Emphasis"><text:span text:style-name="T15"/></text:span></text:p>
      <text:p text:style-name="P12"><text:span text:style-name="Strong_20_Emphasis"><text:span text:style-name="T18">Acteur</text:span></text:span><text:span text:style-name="Strong_20_Emphasis"><text:span text:style-name="T15"> : Utilisateur </text:span></text:span></text:p>
      <text:p text:style-name="P12"><text:span text:style-name="Strong_20_Emphasis"><text:span text:style-name="T18">Description</text:span></text:span><text:span text:style-name="Strong_20_Emphasis"><text:span text:style-name="T15"> : L'utilisateur ajoute un nouveau livre à sa bibliothèque en saisissant les informations requises (titre, auteur, etc.).</text:span></text:span></text:p>
      <text:p text:style-name="P12"><text:span text:style-name="Strong_20_Emphasis"><text:span text:style-name="T15"/></text:span></text:p>
      <text:p text:style-name="P12"><text:span text:style-name="Strong_20_Emphasis"><text:span text:style-name="T15"/></text:span></text:p>
      <text:p text:style-name="P12"><text:span text:style-name="Strong_20_Emphasis"><text:span text:style-name="T15">Cas d'Utilisation 2 : Suppression de Livre</text:span></text:span></text:p>
      <text:p text:style-name="P12"><text:span text:style-name="Strong_20_Emphasis"><text:span text:style-name="T15"/></text:span></text:p>
      <text:p text:style-name="P18"><text:span text:style-name="Strong_20_Emphasis"><text:span text:style-name="T18">Acteur</text:span></text:span><text:span text:style-name="Strong_20_Emphasis"><text:span text:style-name="T15"> : Utilisateur</text:span></text:span></text:p>
      <text:p text:style-name="P18"><text:span text:style-name="Strong_20_Emphasis"><text:span text:style-name="T18">Description</text:span></text:span><text:span text:style-name="Strong_20_Emphasis"><text:span text:style-name="T15"> : L'utilisateur retire un livre de sa bibliothèque.</text:span></text:span></text:p>
      <text:p text:style-name="P18"><text:span text:style-name="Strong_20_Emphasis"><text:span text:style-name="T15"/></text:span></text:p>
      <text:p text:style-name="P12"><text:span text:style-name="Strong_20_Emphasis"><text:span text:style-name="T15">Cas d'Utilisation 3 : Mise à Jour des Informations de Lecture</text:span></text:span></text:p>
      <text:p text:style-name="P12"><text:span text:style-name="Strong_20_Emphasis"><text:span text:style-name="T15"/></text:span></text:p>
      <text:p text:style-name="P18"><text:span text:style-name="Strong_20_Emphasis"><text:span text:style-name="T18">Acteur</text:span></text:span><text:span text:style-name="Strong_20_Emphasis"><text:span text:style-name="T15"> : Utilisateur</text:span></text:span></text:p>
      <text:p text:style-name="P18"><text:soft-page-break/><text:span text:style-name="Strong_20_Emphasis"><text:span text:style-name="T18">Description</text:span></text:span><text:span text:style-name="Strong_20_Emphasis"><text:span text:style-name="T15"> : L'utilisateur met à jour son statut de lecture pour un livre donné (lu, a lire).</text:span></text:span></text:p>
      <text:p text:style-name="P12"><text:span text:style-name="Strong_20_Emphasis"><text:span text:style-name="T15"/></text:span></text:p>
      <text:p text:style-name="P12"><text:span text:style-name="Strong_20_Emphasis"><text:span text:style-name="T15">Cas d'Utilisation 4 : Consultation de la Bibliothèque</text:span></text:span></text:p>
      <text:p text:style-name="P12"><text:span text:style-name="Strong_20_Emphasis"><text:span text:style-name="T15"/></text:span></text:p>
      <text:p text:style-name="P18"><text:span text:style-name="Strong_20_Emphasis"><text:span text:style-name="T18">Acteur</text:span></text:span><text:span text:style-name="Strong_20_Emphasis"><text:span text:style-name="T15"> : Utilisateur</text:span></text:span></text:p>
      <text:p text:style-name="P18"><text:span text:style-name="Strong_20_Emphasis"><text:span text:style-name="T18">Description</text:span></text:span><text:span text:style-name="Strong_20_Emphasis"><text:span text:style-name="T15"> : L'utilisateur consulte la liste des livres présents dans sa bibliothèque.</text:span></text:span></text:p>
      <text:p text:style-name="P26"><text:span text:style-name="Strong_20_Emphasis"><text:span text:style-name="T19">Développement Front-End</text:span></text:span></text:p>
      <text:p text:style-name="P18"><text:span text:style-name="Strong_20_Emphasis"><text:span text:style-name="T17">Technologies utilisées</text:span></text:span></text:p>
      <text:p text:style-name="P19"><text:span text:style-name="Strong_20_Emphasis"><text:span text:style-name="T21">Utilisation de HTML (HyperText Markup Language) pour structurer les pages web et leur contenu. </text:span></text:span><text:span text:style-name="Strong_20_Emphasis"><text:span text:style-name="T23">CSS pour le style et la mise en page. Ainsi que JS (JavaScript) pour animé et rendre le site web interactif.</text:span></text:span></text:p>
      <text:p text:style-name="P19"><text:span text:style-name="Strong_20_Emphasis"><text:span text:style-name="T27">Structure des pages web</text:span></text:span></text:p>
      <text:p text:style-name="P20"><text:span text:style-name="Strong_20_Emphasis"><text:span text:style-name="T22">mise en page web </text:span></text:span><text:span text:style-name="Strong_20_Emphasis"><text:span text:style-name="T24">statique</text:span></text:span><text:span text:style-name="Strong_20_Emphasis"><text:span text:style-name="T22"> avec quelque animation.</text:span></text:span></text:p>
      <text:p text:style-name="P21"><text:span text:style-name="Strong_20_Emphasis"><text:span text:style-name="T28">Autres outils</text:span></text:span></text:p>
      <text:p text:style-name="P21"><text:span text:style-name="Strong_20_Emphasis"><text:span text:style-name="T23">utilisation de figma pour maquetter une interface utilisateur </text:span></text:span><text:span text:style-name="Strong_20_Emphasis"><text:span text:style-name="T24">web et web mobile.</text:span></text:span></text:p>
      <text:p text:style-name="P21"><text:span text:style-name="Strong_20_Emphasis"><text:span text:style-name="T29">Composants de l'interface utilisateur</text:span></text:span></text:p>
      <text:p text:style-name="P22"><text:span text:style-name="Strong_20_Emphasis"><text:span text:style-name="T25">Ajout de boutons et un formulaire pour ajouter des livres dans la bibliothèque et un carrousels pour faire défiler les livres dans le menu mes livres uniquement sur pc.</text:span></text:span></text:p>
      <text:p text:style-name="P25"><text:span text:style-name="Strong_20_Emphasis"><text:span text:style-name="T34">Développement Back-End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Google Sans" svg:font-family="'Google Sans', Arial, sans-serif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0a89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Page 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4-06-25T19:15:16.811000000</dc:date>
    <meta:editing-duration>P4DT5H9M35S</meta:editing-duration>
    <meta:editing-cycles>5</meta:editing-cycles>
    <meta:document-statistic meta:table-count="0" meta:image-count="0" meta:object-count="0" meta:page-count="6" meta:paragraph-count="44" meta:word-count="426" meta:character-count="2984" meta:non-whitespace-character-count="2597"/>
  </office:meta>
</office:document-meta>
</file>